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NewPS-BoldMT" svg:font-family="CourierNewPS-BoldMT"/>
    <style:font-face style:name="TimesNewRomanPSMT" svg:font-family="TimesNewRomanPSMT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Kursiv" style:font-family-generic="modern" style:font-pitch="fixed"/>
    <style:font-face style:name="CourierNewPSMT" svg:font-family="CourierNewPSMT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Times New Roman1" fo:font-size="10pt" fo:language="nb" fo:country="NO" style:font-name-asian="Courier New" style:font-size-asian="10pt" style:font-name-complex="Courier New" style:font-size-complex="10pt"/>
    </style:style>
    <style:style style:name="P2" style:family="paragraph" style:parent-style-name="Standard">
      <style:text-properties style:font-name="Times New Roman1" fo:font-size="10pt" style:font-size-asian="10pt" style:font-size-complex="10pt"/>
    </style:style>
    <style:style style:name="P3" style:family="paragraph" style:parent-style-name="Standard">
      <style:paragraph-properties style:text-autospace="none"/>
      <style:text-properties style:font-name="Times New Roman1" fo:font-size="10pt" style:font-name-asian="TimesNewRomanPSMT" style:font-size-asian="10pt" style:font-name-complex="TimesNewRomanPSMT" style:font-size-complex="10pt"/>
    </style:style>
    <style:style style:name="P4" style:family="paragraph" style:parent-style-name="Standard">
      <style:paragraph-properties style:text-autospace="none"/>
      <style:text-properties style:font-name="Times New Roman1" fo:font-size="12pt" fo:language="nb" fo:country="NO" style:font-name-asian="Courier New" style:font-size-asian="12pt" style:font-name-complex="Courier New" style:font-size-complex="12pt"/>
    </style:style>
    <style:style style:name="P5" style:family="paragraph" style:parent-style-name="Standard">
      <style:paragraph-properties fo:orphans="2" fo:widows="2" style:text-autospace="none"/>
      <style:text-properties fo:font-variant="normal" fo:text-transform="none" fo:color="#000000" style:font-name="Courier New1" fo:font-size="10pt" fo:letter-spacing="normal" fo:language="nb" fo:country="NO" fo:font-style="normal" fo:font-weight="normal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fo:orphans="2" fo:widows="2"/>
      <style:text-properties fo:font-variant="normal" fo:text-transform="none" fo:color="#000000" style:font-name="Courier New1" fo:font-size="10pt" fo:letter-spacing="normal" style:font-size-asian="10pt" style:font-size-complex="10pt"/>
    </style:style>
    <style:style style:name="P7" style:family="paragraph" style:parent-style-name="Standard">
      <style:paragraph-properties fo:orphans="2" fo:widows="2" style:text-autospace="none"/>
      <style:text-properties fo:font-variant="normal" fo:text-transform="none" fo:color="#000000" style:font-name="Times New Roman1" fo:font-size="10pt" fo:letter-spacing="normal" fo:language="nb" fo:country="NO" fo:font-style="normal" fo:font-weight="normal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style:text-autospace="none"/>
      <style:text-properties style:font-name="CourierNewPSMT" fo:font-size="10pt" style:font-name-asian="CourierNewPSMT" style:font-size-asian="10pt" style:font-name-complex="CourierNewPSMT" style:font-size-complex="10pt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CourierNewPSMT" fo:font-size="10pt" style:font-name-asian="CourierNewPSMT" style:font-size-asian="10pt" style:font-name-complex="CourierNewPSMT" style:font-size-complex="10pt"/>
    </style:style>
    <style:style style:name="P10" style:family="paragraph" style:parent-style-name="Standard">
      <style:paragraph-properties style:text-autospace="none"/>
      <style:text-properties style:font-name="CourierNewPSMT" fo:font-size="10pt" fo:language="nb" fo:country="NO" style:font-name-asian="CourierNewPSMT" style:font-size-asian="10pt" style:font-name-complex="CourierNewPSMT" style:font-size-complex="10pt"/>
    </style:style>
    <style:style style:name="P11" style:family="paragraph" style:parent-style-name="Standard">
      <style:paragraph-properties style:text-autospace="none"/>
      <style:text-properties style:font-name="CourierNewPS-BoldMT" fo:font-size="10pt" fo:font-weight="bold" style:font-name-asian="CourierNewPS-BoldMT" style:font-size-asian="10pt" style:font-weight-asian="bold" style:font-name-complex="CourierNewPS-BoldMT" style:font-size-complex="10pt" style:font-weight-complex="bold"/>
    </style:style>
    <style:style style:name="P12" style:family="paragraph" style:parent-style-name="Standard">
      <style:paragraph-properties fo:orphans="2" fo:widows="2"/>
      <style:text-properties style:font-name="TimesNewRomanPSMT" fo:font-size="12pt" fo:language="nb" fo:country="NO" fo:font-style="normal" fo:font-weight="normal" style:font-name-asian="TimesNewRomanPSMT" style:font-size-asian="12pt" style:font-name-complex="TimesNewRomanPSMT" style:font-size-complex="12pt"/>
    </style:style>
    <style:style style:name="P13" style:family="paragraph" style:parent-style-name="Standard">
      <style:paragraph-properties style:text-autospace="none"/>
      <style:text-properties style:font-name="Courier New1" fo:font-size="10pt" fo:language="nb" fo:country="NO" style:font-name-asian="Courier New" style:font-size-asian="10pt" style:font-name-complex="Courier New" style:font-size-complex="10pt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Courier New1" fo:font-size="10pt" style:font-name-asian="TimesNewRomanPSMT" style:font-size-asian="10pt" style:font-name-complex="TimesNewRomanPSMT" style:font-size-complex="10pt"/>
    </style:style>
    <style:style style:name="P15" style:family="paragraph" style:parent-style-name="Standard">
      <style:paragraph-properties style:text-autospace="none"/>
      <style:text-properties style:font-name="Courier New1" fo:font-size="10pt" style:font-name-asian="TimesNewRomanPSMT" style:font-size-asian="10pt" style:font-name-complex="TimesNewRomanPSMT" style:font-size-complex="10pt"/>
    </style:style>
    <style:style style:name="P16" style:family="paragraph" style:parent-style-name="Standard">
      <style:paragraph-properties style:text-autospace="none"/>
      <style:text-properties style:font-name="Courier New1" fo:font-size="10pt" style:font-name-asian="CourierNewPSMT" style:font-size-asian="10pt" style:font-name-complex="CourierNewPSMT" style:font-size-complex="10pt"/>
    </style:style>
    <style:style style:name="P17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18" style:family="paragraph" style:parent-style-name="Preformatted_20_Text">
      <style:paragraph-properties fo:orphans="2" fo:widows="2"/>
      <style:text-properties fo:font-variant="normal" fo:text-transform="none" fo:color="#000000" style:font-name="Courier New1" fo:font-size="10pt" fo:letter-spacing="normal" style:font-size-asian="10pt" style:font-size-complex="10pt"/>
    </style:style>
    <style:style style:name="P19" style:family="paragraph" style:parent-style-name="Preformatted_20_Text">
      <style:paragraph-properties fo:orphans="2" fo:widows="2"/>
      <style:text-properties fo:font-variant="normal" fo:text-transform="none" fo:color="#000000" style:font-name="Courier New1" fo:font-size="10pt" fo:letter-spacing="normal" fo:font-style="normal" fo:font-weight="normal" style:font-size-asian="10pt" style:font-size-complex="10pt"/>
    </style:style>
    <style:style style:name="P20" style:family="paragraph" style:parent-style-name="Preformatted_20_Text">
      <style:paragraph-properties style:text-autospace="none"/>
      <style:text-properties fo:font-variant="normal" fo:text-transform="none" fo:color="#202124" style:font-name="Times New Roman1" fo:font-size="10pt" fo:letter-spacing="normal" fo:language="en" fo:country="none" fo:font-style="normal" fo:font-weight="normal" style:font-name-asian="Courier New" style:font-size-asian="10pt" style:font-name-complex="Courier New" style:font-size-complex="10pt"/>
    </style:style>
    <style:style style:name="P21" style:family="paragraph" style:parent-style-name="Preformatted_20_Text">
      <style:paragraph-properties fo:orphans="2" fo:widows="2" style:text-autospace="none"/>
      <style:text-properties fo:font-variant="normal" fo:text-transform="none" fo:color="#202124" style:font-name="Times New Roman1" fo:font-size="10pt" fo:letter-spacing="normal" fo:language="en" fo:country="none" fo:font-style="normal" fo:font-weight="normal" style:font-name-asian="Courier New" style:font-size-asian="10pt" style:font-name-complex="Courier New" style:font-size-complex="10pt"/>
    </style:style>
    <style:style style:name="P22" style:family="paragraph" style:parent-style-name="Preformatted_20_Text">
      <style:paragraph-properties style:text-autospace="none"/>
      <style:text-properties fo:font-variant="normal" fo:text-transform="none" fo:color="#202124" style:font-name="Times New Roman1" fo:font-size="10pt" fo:letter-spacing="normal" fo:language="en" fo:country="none" fo:font-style="normal" fo:font-weight="normal" style:font-size-asian="10pt" style:font-size-complex="10pt"/>
    </style:style>
    <style:style style:name="P23" style:family="paragraph" style:parent-style-name="Preformatted_20_Text">
      <style:paragraph-properties fo:orphans="2" fo:widows="2"/>
      <style:text-properties style:font-name="Courier New1" fo:font-size="10pt" style:font-size-asian="10pt" style:font-size-complex="10pt"/>
    </style:style>
    <style:style style:name="P24" style:family="paragraph" style:parent-style-name="Standard">
      <style:paragraph-properties style:border-line-width-bottom="0.002cm 0.035cm 0.002cm" fo:padding="0.074cm" fo:border-left="none" fo:border-right="none" fo:border-top="none" fo:border-bottom="0.039cm double #000000" style:text-autospace="none" style:join-border="false"/>
      <style:text-properties style:font-name="Times New Roman1" fo:font-size="10pt" fo:language="nb" fo:country="NO" style:font-name-asian="Courier New" style:font-size-asian="10pt" style:font-name-complex="Courier New" style:font-size-complex="10pt"/>
    </style:style>
    <style:style style:name="P25" style:family="paragraph" style:parent-style-name="Standard">
      <style:paragraph-properties fo:break-before="page" style:border-line-width-bottom="0.002cm 0.035cm 0.002cm" fo:padding="0.074cm" fo:border-left="none" fo:border-right="none" fo:border-top="none" fo:border-bottom="0.039cm double #000000" style:text-autospace="none" style:join-border="false"/>
      <style:text-properties style:font-name="Times New Roman1" fo:font-size="10pt" fo:language="nb" fo:country="NO" style:font-name-asian="Courier New" style:font-size-asian="10pt" style:font-name-complex="Courier New" style:font-size-complex="10pt"/>
    </style:style>
    <style:style style:name="P26" style:family="paragraph" style:parent-style-name="Standard">
      <style:paragraph-properties style:text-autospace="none"/>
      <style:text-properties style:font-name="CourierNewPSMT" fo:font-size="10pt" fo:language="nb" fo:country="NO" style:font-name-asian="CourierNewPSMT" style:font-size-asian="10pt" style:font-name-complex="CourierNewPSMT" style:font-size-complex="10pt"/>
    </style:style>
    <style:style style:name="P27" style:family="paragraph" style:parent-style-name="Standard">
      <style:paragraph-properties fo:text-align="start" style:justify-single-word="false" style:text-autospace="none"/>
      <style:text-properties style:font-name="CourierNewPS-BoldMT" fo:font-size="10pt" fo:font-weight="bold" style:font-name-asian="CourierNewPS-BoldMT" style:font-size-asian="10pt" style:font-weight-asian="bold" style:font-name-complex="CourierNewPS-BoldMT" style:font-size-complex="10pt" style:font-weight-complex="bold"/>
    </style:style>
    <style:style style:name="P28" style:family="paragraph" style:parent-style-name="Standard">
      <style:paragraph-properties fo:orphans="2" fo:widows="2"/>
      <style:text-properties style:font-name="CourierNewPS-BoldMT" fo:font-size="10pt" fo:language="nb" fo:country="NO" fo:font-style="normal" fo:font-weight="normal" style:font-name-asian="CourierNewPS-BoldMT" style:font-size-asian="10pt" style:font-name-complex="CourierNewPS-BoldMT" style:font-size-complex="10pt"/>
    </style:style>
    <style:style style:name="P29" style:family="paragraph" style:parent-style-name="Standard">
      <style:paragraph-properties fo:orphans="2" fo:widows="2" style:text-autospace="none"/>
      <style:text-properties style:font-name="TimesNewRomanPSMT" fo:font-size="12pt" fo:language="nb" fo:country="NO" fo:font-style="normal" fo:font-weight="normal" style:font-name-asian="TimesNewRomanPSMT" style:font-size-asian="12pt" style:font-weight-asian="bold" style:font-name-complex="TimesNewRomanPSMT" style:font-size-complex="12pt" style:font-weight-complex="bold"/>
    </style:style>
    <style:style style:name="P30" style:family="paragraph" style:parent-style-name="Standard">
      <style:paragraph-properties style:text-autospace="none"/>
      <style:text-properties style:font-name="Times New Roman1" fo:font-size="10pt" fo:language="nb" fo:country="NO" style:font-name-asian="Courier New" style:font-size-asian="10pt" style:font-name-complex="Courier New" style:font-size-complex="10pt"/>
    </style:style>
    <style:style style:name="P31" style:family="paragraph" style:parent-style-name="Standard">
      <style:text-properties style:font-name="Times New Roman1" fo:font-size="10pt" style:font-size-asian="10pt" style:font-size-complex="10pt"/>
    </style:style>
    <style:style style:name="P32" style:family="paragraph" style:parent-style-name="Preformatted_20_Text">
      <style:paragraph-properties fo:orphans="2" fo:widows="2" style:text-autospace="none"/>
      <style:text-properties fo:font-variant="normal" fo:text-transform="none" fo:color="#202124" style:font-name="Times New Roman1" fo:font-size="10pt" fo:letter-spacing="normal" fo:language="en" fo:country="none" fo:font-style="normal" fo:font-weight="normal" style:font-name-asian="Courier New" style:font-size-asian="10pt" style:font-name-complex="Courier New" style:font-size-complex="10pt"/>
    </style:style>
    <style:style style:name="P33" style:family="paragraph" style:parent-style-name="Preformatted_20_Text">
      <style:paragraph-properties fo:orphans="2" fo:widows="2" style:text-autospace="none"/>
      <style:text-properties fo:font-variant="normal" fo:text-transform="none" fo:color="#000000" style:font-name="Courier New1" fo:font-size="10pt" fo:letter-spacing="normal" fo:language="nb" fo:country="NO" fo:font-style="normal" fo:font-weight="normal" style:font-name-asian="Courier New" style:font-size-asian="10pt" style:font-name-complex="Courier New" style:font-size-complex="10pt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bold"/>
    </style:style>
    <style:style style:name="T3" style:family="text">
      <style:text-properties fo:font-style="normal" fo:font-weight="bold" style:font-weight-asian="bold" style:font-weight-complex="bold"/>
    </style:style>
    <style:style style:name="T4" style:family="text">
      <style:text-properties fo:font-variant="normal" fo:text-transform="none" fo:color="#800000" fo:letter-spacing="normal" fo:font-style="normal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fo:font-variant="normal" fo:text-transform="none" fo:color="#000000" fo:letter-spacing="normal" fo:font-style="normal" fo:font-weight="normal" fo:background-color="#ffff00"/>
    </style:style>
    <style:style style:name="T7" style:family="text">
      <style:text-properties fo:font-variant="normal" fo:text-transform="none" fo:color="#202124" fo:letter-spacing="normal" fo:language="en" fo:country="none" fo:font-style="normal" fo:font-weight="normal" style:font-name-asian="CourierNewPS-BoldMT" style:font-weight-asian="normal" style:font-name-complex="CourierNewPS-BoldMT" style:font-weight-complex="normal"/>
    </style:style>
    <style:style style:name="T8" style:family="text">
      <style:text-properties style:font-name="Courier New1"/>
    </style:style>
    <style:style style:name="T9" style:family="text">
      <style:text-properties style:font-name="Courier New1" fo:font-style="normal" fo:font-weight="normal"/>
    </style:style>
    <style:style style:name="T10" style:family="text">
      <style:text-properties style:font-name="Courier New1" fo:font-style="normal" fo:font-weight="normal" fo:background-color="#ffff99"/>
    </style:style>
    <style:style style:name="T11" style:family="text">
      <style:text-properties style:font-name="Courier New1" fo:font-style="normal" fo:font-weight="normal" fo:background-color="transparent"/>
    </style:style>
    <style:style style:name="T12" style:family="text">
      <style:text-properties style:font-name="Courier New1" fo:font-weight="bold" style:font-weight-asian="bold" style:font-weight-complex="bold"/>
    </style:style>
    <style:style style:name="T13" style:family="text">
      <style:text-properties style:font-name="CourierNewPS-BoldMT" fo:font-weight="bold" style:font-name-asian="CourierNewPS-BoldMT" style:font-weight-asian="bold" style:font-name-complex="CourierNewPS-BoldMT" style:font-weight-complex="bold"/>
    </style:style>
    <style:style style:name="T14" style:family="text">
      <style:text-properties style:font-name="Times New Roman1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name-asian="CourierNewPS-BoldMT" style:font-weight-asian="bold" style:font-name-complex="CourierNewPS-BoldMT" style:font-weight-complex="bold"/>
    </style:style>
    <style:style style:name="T17" style:family="text">
      <style:text-properties fo:font-weight="bold" fo:background-color="#ffff00" style:font-name-asian="CourierNewPS-BoldMT" style:font-weight-asian="bold" style:font-name-complex="CourierNewPS-BoldMT" style:font-weight-complex="bold"/>
    </style:style>
    <style:style style:name="T18" style:family="text">
      <style:text-properties style:font-name-asian="CourierNewPSMT" style:font-name-complex="CourierNewPSMT"/>
    </style:style>
    <style:style style:name="T19" style:family="text">
      <style:text-properties fo:language="nb" fo:country="NO"/>
    </style:style>
    <style:style style:name="T20" style:family="text">
      <style:text-properties style:font-name="CourierNewPSMT" style:font-name-asian="CourierNewPSMT" style:font-name-complex="CourierNewPSM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Simula Standard - Errata</text:p>
      <text:p text:style-name="P1"/>
      <text:p text:style-name="P1">=====================================================================================</text:p>
      <text:p text:style-name="P1"/>
      <text:p text:style-name="P1">NOTE: Parameter Specification</text:p>
      <text:p text:style-name="P1"/>
      <text:p text:style-name="P1">Simula Standard 5.4.2 <text:s/>states:</text:p>
      <text:p text:style-name="P1"/>
      <text:p text:style-name="P10"><text:tab/><text:tab/>specifier</text:p>
      <text:p text:style-name="P9"><text:tab/><text:tab/><text:tab/>= type [ <text:span text:style-name="T13">array </text:span>| <text:span text:style-name="T13">procedure </text:span>]</text:p>
      <text:p text:style-name="P9"><text:tab/><text:tab/><text:tab/>| <text:span text:style-name="T13">label</text:span></text:p>
      <text:p text:style-name="P8"><text:tab/><text:tab/><text:tab/>| <text:span text:style-name="T13">switch</text:span></text:p>
      <text:p text:style-name="P11"/>
      <text:p text:style-name="P20"><text:bookmark text:name="tw-target-text"/>This is obviously wrong. If we follow the syntax, no-type procedure is illegal, and that was probably not the intention.</text:p>
      <text:p text:style-name="P22">No-type array is also not allowed, which inherited from Algol should mean real array.</text:p>
      <text:p text:style-name="P22"/>
      <text:p text:style-name="P22">Simula Common Base 1970 states:</text:p>
      <text:p text:style-name="P22"/>
      <text:p text:style-name="P10"><text:tab/><text:tab/>&lt;specifier&gt; ::=</text:p>
      <text:p text:style-name="P8"><text:span text:style-name="T19"><text:tab/><text:tab/><text:tab/>&lt;type&gt; | array | &lt;</text:span>type&gt; <text:span text:style-name="T13">array </text:span><text:span text:style-name="T15">| </text:span><text:span text:style-name="T13">label | switch</text:span></text:p>
      <text:p text:style-name="P9"><text:span text:style-name="T13"><text:tab/><text:tab/><text:tab/></text:span>| <text:span text:style-name="T13">procedure<text:tab/></text:span><text:span text:style-name="T15">| &lt;type&gt; </text:span><text:span text:style-name="T13">procedure</text:span></text:p>
      <text:p text:style-name="P27"/>
      <text:p text:style-name="P1"/>
      <text:p text:style-name="P20"><text:bookmark text:name="tw-target-text1"/>Simula Standard should have been changed to:</text:p>
      <text:p text:style-name="P1"/>
      <text:p text:style-name="P10"><text:tab/><text:tab/>specifier</text:p>
      <text:p text:style-name="P9"><text:tab/><text:tab/><text:tab/>= type</text:p>
      <text:p text:style-name="P9"><text:tab/><text:tab/><text:tab/>| [type] <text:span text:style-name="T13">array</text:span></text:p>
      <text:p text:style-name="P9"><text:span text:style-name="T13"><text:tab/><text:tab/><text:tab/></text:span>| [type] <text:span text:style-name="T13">procedure</text:span></text:p>
      <text:p text:style-name="P9"><text:tab/><text:tab/><text:tab/>| <text:span text:style-name="T13">label</text:span></text:p>
      <text:p text:style-name="P8"><text:tab/><text:tab/><text:tab/>| <text:span text:style-name="T13">switch</text:span></text:p>
      <text:p text:style-name="P1"/>
      <text:p text:style-name="P1">=====================================================================================</text:p>
      <text:p text:style-name="P1"/>
      <text:p text:style-name="P1">NOTE: Simula Standard , Chapter 12 Simulation - RANK_IN_SQS</text:p>
      <text:p text:style-name="P1"/>
      <text:p text:style-name="P20"><text:bookmark text:name="tw-target-text2"/>The Simula Standard (under the definition of Class Simulation) states:</text:p>
      <text:p text:style-name="P1"/>
      <text:p text:style-name="P1"/>
      <text:p text:style-name="P1"><text:s/><text:span text:style-name="T8"><text:s text:c="12"/></text:span><text:span text:style-name="T12">ref</text:span><text:span text:style-name="T8"> (EVENT_NOTICE) </text:span><text:span text:style-name="T12">procedure</text:span><text:span text:style-name="T8"> pred; <text:s text:c="2"/>pred:- PRED;</text:span></text:p>
      <text:p text:style-name="P13"/>
      <text:p text:style-name="P13"><text:s text:c="14"/><text:span text:style-name="T15">procedure</text:span> RANK_IN_SQS (afore); <text:span text:style-name="T15">Boolean</text:span> afore;</text:p>
      <text:p text:style-name="P13"><text:s text:c="14"/><text:span text:style-name="T15">begin</text:span> <text:span text:style-name="T15">ref</text:span> (EVENT_NOTICE) evt;</text:p>
      <text:p text:style-name="P13"><text:s text:c="17"/>evt:- SQS.last;</text:p>
      <text:p text:style-name="P13"><text:s text:c="17"/><text:span text:style-name="T15">while</text:span> evt.EVTIME &gt; EVTIME <text:span text:style-name="T15">do</text:span> <text:s text:c="3"/>evt :- evt.pred;</text:p>
      <text:p text:style-name="P13"><text:s text:c="17"/><text:span text:style-name="T15">if</text:span> afore <text:span text:style-name="T15">then</text:span></text:p>
      <text:p text:style-name="P13"><text:s text:c="20"/><text:span text:style-name="T15">while</text:span> evt.EVTIME = EVTIME <text:span text:style-name="T15">do</text:span> evt :- evt.pred;</text:p>
      <text:p text:style-name="P13"><text:s text:c="17"/>follow(evt)</text:p>
      <text:p text:style-name="P13"><text:s text:c="14"/><text:span text:style-name="T15">end</text:span> RANK_IN_SQS;</text:p>
      <text:p text:style-name="P13"/>
      <text:p text:style-name="P20"><text:bookmark text:name="tw-target-text3"/>Here procedure pred is redefined so that 'pred' of the first element is the head itself</text:p>
      <text:p text:style-name="P22">and not <text:span text:style-name="T15">none</text:span> like in Simset.</text:p>
      <text:p text:style-name="P1"/>
      <text:p text:style-name="P20"><text:bookmark text:name="tw-target-text4"/>In Simula, this should give 'qua-check failed'.</text:p>
      <text:p text:style-name="P22">Which led to 'cast' error in Java.</text:p>
      <text:p text:style-name="P1"/>
      <text:p text:style-name="P20"><text:bookmark text:name="tw-target-text5"/>The procedure RANK_IN_SQS must be rewritten.</text:p>
      <text:p text:style-name="P1"/>
      <text:p text:style-name="P24"/>
      <text:p text:style-name="P25"/>
      <text:p text:style-name="P1"/>
      <text:p text:style-name="P1">NOTE: lowten</text:p>
      <text:p text:style-name="P1"><text:span text:style-name="T14"><text:s/></text:span><text:s text:c="4"/></text:p>
      <text:p text:style-name="P2">Simula Standard (<text:span text:style-name="T4">Chapter 9 Class <text:s/>"ENVIRONMENT"</text:span>) <text:s/>states:</text:p>
      <text:p text:style-name="P2"/>
      <text:p text:style-name="P6"><text:span text:style-name="T2"><text:tab/></text:span><text:span text:style-name="T3">character</text:span><text:span text:style-name="T1"> </text:span><text:span text:style-name="T3">procedure</text:span><text:span text:style-name="T1"> lowten(c); <text:s/></text:span><text:span text:style-name="T3">character</text:span><text:span text:style-name="T1"> c;</text:span></text:p>
      <text:p text:style-name="P18"><text:tab/><text:tab/><text:span text:style-name="T2">if</text:span><text:span text:style-name="T1"> ... ! c is illegal as lowten;</text:span></text:p>
      <text:p text:style-name="P18"><text:tab/><text:tab/> <text:s text:c="2"/><text:span text:style-name="T2">then</text:span><text:span text:style-name="T1"> <text:s/>error("..." ! Lowten error ;)</text:span></text:p>
      <text:p text:style-name="P18"><text:tab/><text:tab/><text:span text:style-name="T2">else</text:span><text:span text:style-name="T1"> </text:span><text:span text:style-name="T2">begin</text:span></text:p>
      <text:p text:style-name="P18"><text:tab/><text:tab/><text:tab/><text:span text:style-name="T1">lowten:= CURRENTLOWTEN; CURRENTLOWTEN:= c</text:span></text:p>
      <text:p text:style-name="P18"><text:tab/><text:tab/><text:span text:style-name="T2">end</text:span><text:span text:style-name="T1"> lowten;</text:span></text:p>
      <text:p text:style-name="P23"/>
      <text:p text:style-name="P18"><text:tab/><text:span text:style-name="T1">Changes the value of the current lowten character to that of the</text:span></text:p>
      <text:p text:style-name="P18"><text:tab/><text:span text:style-name="T1">parameter. The previous value is returned. Illegal parameters are</text:span></text:p>
      <text:p text:style-name="P23"><text:tab/><text:span text:style-name="T5">digits, plus ("+"), minus ("-"), dot ("."), comma (","),</text:span></text:p>
      <text:p text:style-name="P17"><text:tab/><text:span text:style-name="T9">control characters (</text:span><text:span text:style-name="T10">i.e. ISO code&lt;32</text:span><text:span text:style-name="T9">), DEL (ISO code 127),</text:span></text:p>
      <text:p text:style-name="P18"><text:tab/><text:span text:style-name="T1">and all characters with ISO code greater than 127.</text:span></text:p>
      <text:p text:style-name="P19"/>
      <text:p text:style-name="P7"/>
      <text:p text:style-name="P21"><text:bookmark text:name="tw-target-text6"/>Here, ISO code 32 (SPACE) is indicated as a legal LOWTEN character.</text:p>
      <text:p text:style-name="P7"/>
      <text:p text:style-name="P21"><text:bookmark text:name="tw-target-text7"/>Correct the text to:</text:p>
      <text:p text:style-name="P33"/>
      <text:p text:style-name="P18"><text:tab/><text:span text:style-name="T1">Changes the value of the current lowten character to that of the</text:span></text:p>
      <text:p text:style-name="P18"><text:tab/><text:span text:style-name="T1">parameter. The previous value is returned. Illegal parameters are</text:span></text:p>
      <text:p text:style-name="P23"><text:tab/><text:span text:style-name="T5">digits, plus ("+"), minus ("-"), dot ("."), comma (","), </text:span><text:span text:style-name="T6">space (" "),</text:span></text:p>
      <text:p text:style-name="P17"><text:tab/><text:span text:style-name="T9">control characters (</text:span><text:span text:style-name="T11">i.e. ISO code&lt;32</text:span><text:span text:style-name="T9">), DEL (ISO code 127),</text:span></text:p>
      <text:p text:style-name="P18"><text:tab/><text:span text:style-name="T1">and all characters with ISO code greater than 127.</text:span></text:p>
      <text:p text:style-name="P33"/>
      <text:p text:style-name="P1"/>
      <text:p text:style-name="P1">=====================================================================================</text:p>
      <text:p text:style-name="P1"><text:s text:c="2"/></text:p>
      <text:p text:style-name="P1">Note:</text:p>
      <text:p text:style-name="P1"/>
      <text:p text:style-name="P1">Simula Standard (<text:span text:style-name="T4">Chapter 10 Class <text:s/>"INPUT-OUTPUT"</text:span>) <text:s/>states:</text:p>
      <text:p text:style-name="P2"/>
      <text:p text:style-name="P12">The user's main program acts as if it were embedded as follows:</text:p>
      <text:p text:style-name="P12"/>
      <text:p text:style-name="P14"><text:span text:style-name="T18"><text:tab/><text:tab/>BASICIO (inlength, outlength) </text:span><text:span text:style-name="T17">Note</text:span><text:span text:style-name="T16"> </text:span><text:span text:style-name="T18">! prefixed block;</text:span></text:p>
      <text:p text:style-name="P14"><text:span text:style-name="T16"><text:tab/><text:tab/><text:tab/>inspect </text:span><text:span text:style-name="T18">SYSIN </text:span><text:span text:style-name="T16">do</text:span></text:p>
      <text:p text:style-name="P14"><text:span text:style-name="T16"><text:tab/><text:tab/><text:tab/>inspect </text:span><text:span text:style-name="T18">SYSOUT </text:span><text:span text:style-name="T16">do</text:span></text:p>
      <text:p text:style-name="P14"><text:span text:style-name="T16"><text:tab/><text:tab/><text:tab/>begin </text:span><text:span text:style-name="T18">&lt;external-head&gt; &lt;program&gt; </text:span><text:span text:style-name="T16">end</text:span></text:p>
      <text:p text:style-name="P15"><text:span text:style-name="T16"><text:tab/><text:tab/>end </text:span><text:span text:style-name="T18">prefixed block</text:span></text:p>
      <text:p text:style-name="P16"/>
      <text:p text:style-name="P3"><text:span text:style-name="T7">The word</text:span><text:span text:style-name="T18"> </text:span><text:span text:style-name="T17">Note</text:span><text:span text:style-name="T16"> </text:span><text:span text:style-name="T18"><text:s/></text:span><text:span text:style-name="T7">must be replaced by </text:span><text:span text:style-name="T18"><text:s/></text:span><text:span text:style-name="T16"><text:s/></text:span><text:span text:style-name="T16">begin</text:span><text:bookmark text:name="tw-target-text8"/></text:p>
      <text:p text:style-name="P1"/>
      <text:p text:style-name="P1">=====================================================================================</text:p>
      <text:p text:style-name="P1"><text:s text:c="2"/></text:p>
      <text:p text:style-name="P1">Note:</text:p>
      <text:p text:style-name="P1"/>
      <text:p text:style-name="P1">Simula Standard (<text:span text:style-name="T4">Chapter 8 <text:s/>"ATTRIBUTES OF TEXT"</text:span>) <text:s/>states:</text:p>
      <text:p text:style-name="P2"/>
      <text:p text:style-name="P28"><text:span text:style-name="T15">procedure </text:span><text:span text:style-name="T20">putfix(i,n); </text:span><text:span text:style-name="T15">integer </text:span><text:span text:style-name="T20">i,n; ................ 8.7;</text:span></text:p>
      <text:p text:style-name="P28"><text:span text:style-name="T20"/></text:p>
      <text:p text:style-name="P21"><text:span text:style-name="T20">Correct the text to:</text:span></text:p>
      <text:p text:style-name="P28"><text:span text:style-name="T20"/></text:p>
      <text:p text:style-name="P28"><text:span text:style-name="T15">procedure </text:span><text:span text:style-name="T20">putfix(r,n); </text:span><text:span text:style-name="T15">long real </text:span><text:span text:style-name="T20">r,n; ................ 8.7;</text:span></text:p>
      <text:p text:style-name="P29"/>
      <text:p text:style-name="P1"><text:span text:style-name="T14">=====================</text:span>================================================================</text:p>
      <text:p text:style-name="P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NewPS-BoldMT" svg:font-family="CourierNewPS-BoldMT"/>
    <style:font-face style:name="TimesNewRomanPSMT" svg:font-family="TimesNewRomanPSMT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Kursiv" style:font-family-generic="modern" style:font-pitch="fixed"/>
    <style:font-face style:name="CourierNewPSMT" svg:font-family="CourierNewPSMT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Øystein Myhre Andersen</meta:initial-creator>
    <meta:creation-date>2018-05-09T11:25:40.59</meta:creation-date>
    <dc:date>2023-12-13T09:12:20.47</dc:date>
    <meta:editing-duration>P4DT17H19M7S</meta:editing-duration>
    <meta:editing-cycles>11</meta:editing-cycles>
    <meta:generator>OpenOffice/4.1.10$Win32 OpenOffice.org_project/4110m2$Build-9807</meta:generator>
    <meta:document-statistic meta:table-count="0" meta:image-count="0" meta:object-count="0" meta:page-count="2" meta:paragraph-count="78" meta:word-count="429" meta:character-count="3293"/>
  </office:meta>
</office:document-meta>
</file>